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GX-9893">
            <text:p>GX-9893</text:p>
          </table:table-cell>
          <table:table-cell office:value-type="float" office:value="78.9569">
            <text:p>78.9569</text:p>
          </table:table-cell>
          <table:table-cell office:value-type="float" office:value="11.4367">
            <text:p>11.4367</text:p>
          </table:table-cell>
          <table:table-cell office:value-type="float" office:value="10240.0">
            <text:p>10240.0</text:p>
          </table:table-cell>
          <table:table-cell office:value-type="float" office:value="370.0">
            <text:p>37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GX-9908">
            <text:p>GX-9908</text:p>
          </table:table-cell>
          <table:table-cell office:value-type="float" office:value="78.9569">
            <text:p>78.9569</text:p>
          </table:table-cell>
          <table:table-cell office:value-type="float" office:value="11.4367">
            <text:p>11.4367</text:p>
          </table:table-cell>
          <table:table-cell office:value-type="float" office:value="9670.0">
            <text:p>9670.0</text:p>
          </table:table-cell>
          <table:table-cell office:value-type="float" office:value="340.0">
            <text:p>34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GX-9891">
            <text:p>GX-9891</text:p>
          </table:table-cell>
          <table:table-cell office:value-type="float" office:value="78.9569">
            <text:p>78.9569</text:p>
          </table:table-cell>
          <table:table-cell office:value-type="float" office:value="11.4367">
            <text:p>11.4367</text:p>
          </table:table-cell>
          <table:table-cell office:value-type="float" office:value="10360.0">
            <text:p>10360.0</text:p>
          </table:table-cell>
          <table:table-cell office:value-type="float" office:value="315.0">
            <text:p>31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GX-9899">
            <text:p>GX-9899</text:p>
          </table:table-cell>
          <table:table-cell office:value-type="float" office:value="78.96">
            <text:p>78.96</text:p>
          </table:table-cell>
          <table:table-cell office:value-type="float" office:value="11.4">
            <text:p>11.4</text:p>
          </table:table-cell>
          <table:table-cell office:value-type="float" office:value="6340.0">
            <text:p>6340.0</text:p>
          </table:table-cell>
          <table:table-cell office:value-type="float" office:value="210.0">
            <text:p>210.0</text:p>
          </table:table-cell>
          <table:table-cell office:value-type="string" office:value="Whalebone behind modern storm beach">
            <text:p>Whalebone behind modern storm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GX-9894">
            <text:p>GX-9894</text:p>
          </table:table-cell>
          <table:table-cell office:value-type="float" office:value="78.9569">
            <text:p>78.9569</text:p>
          </table:table-cell>
          <table:table-cell office:value-type="float" office:value="11.4367">
            <text:p>11.4367</text:p>
          </table:table-cell>
          <table:table-cell office:value-type="float" office:value="10400.0">
            <text:p>10400.0</text:p>
          </table:table-cell>
          <table:table-cell office:value-type="float" office:value="110.0">
            <text:p>110.0</text:p>
          </table:table-cell>
          <table:table-cell office:value-type="string" office:value="Marine fossils">
            <text:p>Marine 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GX-8590">
            <text:p>GX-8590</text:p>
          </table:table-cell>
          <table:table-cell office:value-type="float" office:value="78.9569">
            <text:p>78.9569</text:p>
          </table:table-cell>
          <table:table-cell office:value-type="float" office:value="11.4367">
            <text:p>11.4367</text:p>
          </table:table-cell>
          <table:table-cell office:value-type="float" office:value="10390.0">
            <text:p>10390.0</text:p>
          </table:table-cell>
          <table:table-cell office:value-type="float" office:value="315.0">
            <text:p>315.0</text:p>
          </table:table-cell>
          <table:table-cell office:value-type="string" office:value="Marine fossils">
            <text:p>Marine 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I-13793">
            <text:p>I-13793</text:p>
          </table:table-cell>
          <table:table-cell office:value-type="float" office:value="78.9569">
            <text:p>78.9569</text:p>
          </table:table-cell>
          <table:table-cell office:value-type="float" office:value="11.4367">
            <text:p>11.4367</text:p>
          </table:table-cell>
          <table:table-cell office:value-type="float" office:value="12240.0">
            <text:p>12240.0</text:p>
          </table:table-cell>
          <table:table-cell office:value-type="float" office:value="180.0">
            <text:p>18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3.0">
            <text:p>3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GX-10731">
            <text:p>GX-10731</text:p>
          </table:table-cell>
          <table:table-cell office:value-type="float" office:value="78.9569">
            <text:p>78.9569</text:p>
          </table:table-cell>
          <table:table-cell office:value-type="float" office:value="11.4367">
            <text:p>11.4367</text:p>
          </table:table-cell>
          <table:table-cell office:value-type="float" office:value="11320.0">
            <text:p>11320.0</text:p>
          </table:table-cell>
          <table:table-cell office:value-type="float" office:value="170.0">
            <text:p>17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3.0">
            <text:p>3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GX-10104">
            <text:p>GX-10104</text:p>
          </table:table-cell>
          <table:table-cell office:value-type="float" office:value="78.96">
            <text:p>78.96</text:p>
          </table:table-cell>
          <table:table-cell office:value-type="float" office:value="11.4">
            <text:p>11.4</text:p>
          </table:table-cell>
          <table:table-cell office:value-type="float" office:value="10505.0">
            <text:p>10505.0</text:p>
          </table:table-cell>
          <table:table-cell office:value-type="float" office:value="170.0">
            <text:p>170.0</text:p>
          </table:table-cell>
          <table:table-cell office:value-type="string" office:value="Shell and barnacle fragments from raised beach">
            <text:p>Shell and barnacle fragments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GX-9892">
            <text:p>GX-9892</text:p>
          </table:table-cell>
          <table:table-cell office:value-type="float" office:value="78.9569">
            <text:p>78.9569</text:p>
          </table:table-cell>
          <table:table-cell office:value-type="float" office:value="11.4367">
            <text:p>11.4367</text:p>
          </table:table-cell>
          <table:table-cell office:value-type="float" office:value="9805.0">
            <text:p>9805.0</text:p>
          </table:table-cell>
          <table:table-cell office:value-type="float" office:value="280.0">
            <text:p>28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GX-10730">
            <text:p>GX-10730</text:p>
          </table:table-cell>
          <table:table-cell office:value-type="float" office:value="78.9569">
            <text:p>78.9569</text:p>
          </table:table-cell>
          <table:table-cell office:value-type="float" office:value="11.4367">
            <text:p>11.4367</text:p>
          </table:table-cell>
          <table:table-cell office:value-type="float" office:value="10045.0">
            <text:p>10045.0</text:p>
          </table:table-cell>
          <table:table-cell office:value-type="float" office:value="155.0">
            <text:p>15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6.0">
            <text:p>2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Beta-10968">
            <text:p>Beta-10968</text:p>
          </table:table-cell>
          <table:table-cell office:value-type="float" office:value="78.9569">
            <text:p>78.9569</text:p>
          </table:table-cell>
          <table:table-cell office:value-type="float" office:value="11.4367">
            <text:p>11.4367</text:p>
          </table:table-cell>
          <table:table-cell office:value-type="float" office:value="13400.0">
            <text:p>13400.0</text:p>
          </table:table-cell>
          <table:table-cell office:value-type="float" office:value="190.0">
            <text:p>19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1.0">
            <text:p>4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ormanEtal2004">
            <text:p>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DIC-3122">
            <text:p>DIC-3122</text:p>
          </table:table-cell>
          <table:table-cell office:value-type="float" office:value="78.9569">
            <text:p>78.9569</text:p>
          </table:table-cell>
          <table:table-cell office:value-type="float" office:value="11.4367">
            <text:p>11.4367</text:p>
          </table:table-cell>
          <table:table-cell office:value-type="float" office:value="11060.0">
            <text:p>11060.0</text:p>
          </table:table-cell>
          <table:table-cell office:value-type="float" office:value="90.0">
            <text:p>90.0</text:p>
          </table:table-cell>
          <table:table-cell office:value-type="string" office:value="Marine fossils">
            <text:p>Marine 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ormanEtal1987,FormanEtal2004">
            <text:p>FormanEtal1987,FormanEtal2004</text:p>
          </table:table-cell>
        </table:table-row>
        <table:table-row>
          <table:table-cell office:value-type="string" office:value="Broggerhalvoya">
            <text:p>Broggerhalvoya</text:p>
          </table:table-cell>
          <table:table-cell office:value-type="string" office:value="radiocarbon">
            <text:p>radiocarbon</text:p>
          </table:table-cell>
          <table:table-cell office:value-type="string" office:value="Tln-249">
            <text:p>Tln-249</text:p>
          </table:table-cell>
          <table:table-cell office:value-type="float" office:value="78.96">
            <text:p>78.96</text:p>
          </table:table-cell>
          <table:table-cell office:value-type="float" office:value="11.4">
            <text:p>11.4</text:p>
          </table:table-cell>
          <table:table-cell office:value-type="float" office:value="9625.0">
            <text:p>9625.0</text:p>
          </table:table-cell>
          <table:table-cell office:value-type="float" office:value="120.0">
            <text:p>120.0</text:p>
          </table:table-cell>
          <table:table-cell office:value-type="string" office:value="Shell from raised beach surface">
            <text:p>Shell from raised beach surfac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unningEtal1978,FormanEtal2004">
            <text:p>PunningEtal1978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